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8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cm"/>
    </style:style>
    <style:style style:name="gr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561cm" fo:min-width="2.534cm"/>
    </style:style>
    <style:style style:name="gr5" style:family="graphic" style:parent-style-name="standard">
      <style:graphic-properties draw:fill-color="#66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4.871cm"/>
    </style:style>
    <style:style style:name="gr7" style:family="graphic" style:parent-style-name="standard">
      <style:graphic-properties draw:fill-color="#ff99ff" draw:opacity="100%" draw:opacity-name="" draw:textarea-vertical-align="middl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985cm" fo:min-width="2.22cm"/>
    </style:style>
    <style:style style:name="gr9" style:family="graphic" style:parent-style-name="standard">
      <style:graphic-properties draw:fill-color="#ff9900" draw:opacity="100%" draw:opacity-name="" draw:textarea-vertical-align="middle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561cm" fo:min-width="1.903cm"/>
    </style:style>
    <style:style style:name="gr1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273cm" fo:min-width="2.8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5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3cm" fo:min-width="1.1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5.916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83cm" fo:min-width="4.819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83cm" fo:min-width="4.832cm"/>
    </style:style>
    <style:style style:name="gr19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273cm" fo:min-width="2.2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3cm" fo:min-width="0.353cm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3cm" fo:min-width="0.671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985cm" fo:min-width="5.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32cm"/>
    </style:style>
    <style:style style:name="gr3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273cm" fo:min-width="1.708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48cm" fo:min-width="6.49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451cm"/>
    </style:style>
    <style:style style:name="gr3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3cm" fo:min-width="0.6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43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2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text-properties fo:font-size="18pt"/>
    </style:style>
    <style:style style:name="P4" style:family="paragraph">
      <style:text-properties style:font-size-asian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9.709cm" svg:height="9.2cm" svg:x="2.073cm" svg:y="2.2cm">
          <text:p/>
        </draw:rect>
        <draw:frame draw:style-name="gr2" draw:layer="layout" svg:width="4.388cm" svg:height="1.598cm" svg:x="2.273cm" svg:y="2.437cm">
          <draw:text-box>
            <text:p>G→Gの</text:p>
            <text:p>写像達</text:p>
          </draw:text-box>
        </draw:frame>
        <draw:rect draw:style-name="gr1" draw:text-style-name="P1" draw:layer="layout" svg:width="14.927cm" svg:height="8.8cm" svg:x="6.673cm" svg:y="2.4cm">
          <text:p/>
        </draw:rect>
        <draw:frame draw:style-name="gr3" draw:layer="layout" svg:width="7.4cm" svg:height="0.963cm" svg:x="20.4cm" svg:y="19.8cm">
          <draw:text-box>
            <text:p>*行数は回答PDFの行数</text:p>
          </draw:text-box>
        </draw:frame>
        <draw:frame draw:style-name="gr4" draw:layer="layout" svg:width="4.312cm" svg:height="3.811cm" svg:x="2.275cm" svg:y="4.466cm">
          <draw:text-box>
            <text:p>Φ_x:</text:p>
            <text:p>1→g^a_x</text:p>
            <text:p>g→g^b_x</text:p>
            <text:p>…</text:p>
            <text:p>g^n-1→g^c_x</text:p>
          </draw:text-box>
        </draw:frame>
        <draw:frame draw:style-name="gr2" draw:layer="layout" svg:width="4.388cm" svg:height="1.598cm" svg:x="6.685cm" svg:y="2.602cm">
          <draw:text-box>
            <text:p>G→Gの</text:p>
            <text:p>準同型写像達</text:p>
          </draw:text-box>
        </draw:frame>
        <draw:rect draw:style-name="gr5" draw:text-style-name="P1" draw:layer="layout" svg:width="8cm" svg:height="8.2cm" svg:x="13.4cm" svg:y="2.8cm">
          <text:p/>
        </draw:rect>
        <draw:frame draw:style-name="gr6" draw:layer="layout" svg:width="5.371cm" svg:height="2.387cm" svg:x="13.285cm" svg:y="2.8cm">
          <draw:text-box>
            <text:p>G→Gの</text:p>
            <text:p>(自己)同型写像達</text:p>
            <text:p>→AutG</text:p>
          </draw:text-box>
        </draw:frame>
        <draw:rect draw:style-name="gr7" draw:text-style-name="P1" draw:layer="layout" svg:width="14.327cm" svg:height="5.6cm" svg:x="6.873cm" svg:y="5.2cm">
          <text:p/>
        </draw:rect>
        <draw:frame draw:style-name="gr8" draw:layer="layout" svg:width="3.36cm" svg:height="5.235cm" svg:x="10.08cm" svg:y="5.342cm">
          <draw:text-box>
            <text:p>Φ_kd:</text:p>
            <text:p>1→1</text:p>
            <text:p>g→kd</text:p>
            <text:p>…</text:p>
            <text:p>g^d→0</text:p>
            <text:p>...</text:p>
            <text:p>g^n-1→cd</text:p>
          </draw:text-box>
        </draw:frame>
        <draw:rect draw:style-name="gr9" draw:text-style-name="P1" draw:layer="layout" svg:width="7.4cm" svg:height="5.2cm" svg:x="13.6cm" svg:y="5.4cm">
          <text:p/>
        </draw:rect>
        <draw:frame draw:style-name="gr10" draw:layer="layout" svg:width="3.042cm" svg:height="3.811cm" svg:x="6.912cm" svg:y="5.365cm">
          <draw:text-box>
            <text:p>Φ_0:</text:p>
            <text:p>1→1</text:p>
            <text:p>g→1</text:p>
            <text:p>...</text:p>
            <text:p>g^n-1→0</text:p>
          </draw:text-box>
        </draw:frame>
        <draw:frame draw:style-name="gr11" draw:layer="layout" svg:width="3.315cm" svg:height="4.523cm" svg:x="13.885cm" svg:y="5.635cm">
          <draw:text-box>
            <text:p>Φ_1:</text:p>
            <text:p>1→1</text:p>
            <text:p>g→g</text:p>
            <text:p>...</text:p>
            <text:p>g^n-1</text:p>
            <text:p>→g^n-1</text:p>
          </draw:text-box>
        </draw:frame>
        <draw:frame draw:style-name="gr12" draw:layer="layout" svg:width="6.027cm" svg:height="2.387cm" svg:x="21.973cm" svg:y="3.125cm">
          <draw:text-box>
            <text:p>Φ_k(h)=h^kの写像:</text:p>
            <text:p>7-10行目よりwell-</text:p>
            <text:p>defined</text:p>
          </draw:text-box>
        </draw:frame>
        <draw:line draw:style-name="gr13" draw:text-style-name="P1" draw:layer="layout" svg:x1="21.973cm" svg:y1="4cm" svg:x2="20.2cm" svg:y2="5.2cm">
          <text:p/>
        </draw:line>
        <draw:frame draw:style-name="gr14" draw:layer="layout" svg:width="1.67cm" svg:height="0.963cm" svg:x="11.03cm" svg:y="4cm">
          <draw:text-box>
            <text:p>Φ_y</text:p>
          </draw:text-box>
        </draw:frame>
        <draw:line draw:style-name="gr15" draw:text-style-name="P1" draw:layer="layout" svg:x1="11.03cm" svg:y1="4cm" svg:x2="12.7cm" svg:y2="4.963cm">
          <text:p/>
        </draw:line>
        <draw:line draw:style-name="gr15" draw:text-style-name="P1" draw:layer="layout" svg:x1="11.03cm" svg:y1="4.963cm" svg:x2="12.7cm" svg:y2="4.001cm">
          <text:p/>
        </draw:line>
        <draw:line draw:style-name="gr13" draw:text-style-name="P1" draw:layer="layout" svg:x1="13.5cm" svg:y1="2cm" svg:x2="11.9cm" svg:y2="4.001cm">
          <text:p/>
        </draw:line>
        <draw:frame draw:style-name="gr16" draw:layer="layout" svg:width="6.721cm" svg:height="1.598cm" svg:x="13.5cm" svg:y="0.6cm">
          <draw:text-box>
            <text:p>巡回群の準同型は</text:p>
            <text:p>Φ_kに限る(11-13行目)</text:p>
          </draw:text-box>
        </draw:frame>
        <draw:frame draw:style-name="gr17" draw:layer="layout" svg:width="5.332cm" svg:height="2.233cm" svg:x="1cm" svg:y="11.967cm">
          <draw:text-box>
            <text:p>乗法群に対応して</text:p>
            <text:p>ないと同型でない</text:p>
            <text:p>(14-16行目)</text:p>
          </draw:text-box>
        </draw:frame>
        <draw:line draw:style-name="gr13" draw:text-style-name="P1" draw:layer="layout" svg:x1="6.332cm" svg:y1="12.2cm" svg:x2="7.8cm" svg:y2="9.211cm">
          <text:p/>
        </draw:line>
        <draw:line draw:style-name="gr13" draw:text-style-name="P1" draw:layer="layout" svg:x1="6.332cm" svg:y1="12.2cm" svg:x2="10.373cm" svg:y2="9.4cm">
          <text:p/>
        </draw:line>
        <draw:frame draw:style-name="gr18" draw:layer="layout" svg:width="5.332cm" svg:height="2.233cm" svg:x="21.782cm" svg:y="5.802cm">
          <draw:text-box>
            <text:p>乗法群に対応して</text:p>
            <text:p>いると自己同型</text:p>
            <text:p>(7-10行目)</text:p>
          </draw:text-box>
        </draw:frame>
        <draw:rect draw:style-name="gr9" draw:text-style-name="P1" draw:layer="layout" svg:width="5.6cm" svg:height="4.6cm" svg:x="14.4cm" svg:y="12.6cm">
          <text:p/>
        </draw:rect>
        <draw:frame draw:style-name="gr19" draw:layer="layout" svg:width="3.431cm" svg:height="4.523cm" svg:x="17.369cm" svg:y="5.677cm">
          <draw:text-box>
            <text:p>Φ_k:</text:p>
            <text:p>1→1</text:p>
            <text:p>g→g^k</text:p>
            <text:p>...</text:p>
            <text:p>n-1</text:p>
            <text:p>→g^k(n-1)</text:p>
          </draw:text-box>
        </draw:frame>
        <draw:frame draw:style-name="gr20" draw:layer="layout" svg:width="2.976cm" svg:height="0.963cm" svg:x="14.424cm" svg:y="16.237cm">
          <draw:text-box>
            <text:p>（Z/nZ）ｘ</text:p>
          </draw:text-box>
        </draw:frame>
        <draw:frame draw:style-name="gr21" draw:layer="layout" svg:width="0.853cm" svg:height="0.963cm" svg:x="14.8cm" svg:y="13.837cm">
          <draw:text-box>
            <text:p>1</text:p>
          </draw:text-box>
        </draw:frame>
        <draw:frame draw:style-name="gr22" draw:layer="layout" svg:width="0.853cm" svg:height="0.963cm" svg:x="14.801cm" svg:y="13.838cm">
          <draw:text-box>
            <text:p>1</text:p>
          </draw:text-box>
        </draw:frame>
        <draw:frame draw:style-name="gr23" draw:layer="layout" svg:width="1.171cm" svg:height="0.963cm" svg:x="16.6cm" svg:y="13.837cm">
          <draw:text-box>
            <text:p>k</text:p>
          </draw:text-box>
        </draw:frame>
        <draw:custom-shape draw:style-name="gr24" draw:text-style-name="P1" draw:layer="layout" svg:width="4.6cm" svg:height="1.8cm" svg:x="15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" draw:text-style-name="P1" draw:layer="layout" svg:x1="15.2cm" svg:y1="13.838cm" svg:x2="14.4cm" svg:y2="10.201cm">
          <text:p/>
        </draw:line>
        <draw:line draw:style-name="gr25" draw:text-style-name="P1" draw:layer="layout" svg:x1="17.2cm" svg:y1="13.837cm" svg:x2="18.2cm" svg:y2="10.2cm">
          <text:p/>
        </draw:line>
        <draw:line draw:style-name="gr13" draw:text-style-name="P1" draw:layer="layout" svg:x1="21.8cm" svg:y1="12.4cm" svg:x2="18.6cm" svg:y2="11.2cm">
          <text:p/>
        </draw:line>
        <draw:frame draw:style-name="gr26" draw:layer="layout" svg:width="6.937cm" svg:height="5.87cm" svg:x="21.063cm" svg:y="11.53cm">
          <draw:text-box>
            <text:p>Ψ:k→Φ_k(5行目で</text:p>
            <text:p>定義)は同型</text:p>
            <text:p>19-20行目で準同型だと</text:p>
            <text:p>確認</text:p>
            <text:p>個数が同じ(14-16行</text:p>
            <text:p>目)で単射(17行目)</text:p>
            <text:p>なので、命題1.1.6より</text:p>
            <text:p>同型(18行目)</text:p>
          </draw:text-box>
        </draw:frame>
        <draw:frame draw:style-name="gr27" draw:layer="layout" svg:width="9.286cm" svg:height="0.963cm" svg:x="1.13cm" svg:y="0.542cm">
          <draw:text-box>
            <text:p>G:有限位数nの巡回群(生成元g)</text:p>
          </draw:text-box>
        </draw:frame>
        <draw:frame draw:style-name="gr28" draw:layer="layout" svg:width="1.035cm" svg:height="0.963cm" svg:x="15.654cm" svg:y="13.838cm">
          <draw:text-box>
            <text:p>...</text:p>
          </draw:text-box>
        </draw:frame>
        <draw:frame draw:style-name="gr28" draw:layer="layout" svg:width="1.035cm" svg:height="0.963cm" svg:x="18.165cm" svg:y="13.837cm">
          <draw:text-box>
            <text:p>...</text:p>
          </draw:text-box>
        </draw:frame>
        <draw:line draw:style-name="gr13" draw:text-style-name="P1" draw:layer="layout" svg:x1="21.982cm" svg:y1="6.4cm" svg:x2="20.2cm" svg:y2="7.6cm">
          <text:p/>
        </draw:lin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0">
        <draw:rect draw:style-name="gr1" draw:text-style-name="P1" draw:layer="layout" svg:width="18.4cm" svg:height="9.2cm" svg:x="3.173cm" svg:y="2.2cm">
          <text:p/>
        </draw:rect>
        <draw:frame draw:style-name="gr2" draw:text-style-name="P2" draw:layer="layout" svg:width="4.388cm" svg:height="1.598cm" svg:x="3.373cm" svg:y="2.437cm">
          <draw:text-box>
            <text:p text:style-name="P2">Z/nZ→Z/nZの</text:p>
            <text:p text:style-name="P2">写像達</text:p>
          </draw:text-box>
        </draw:frame>
        <draw:rect draw:style-name="gr1" draw:text-style-name="P1" draw:layer="layout" svg:width="13.4cm" svg:height="8.8cm" svg:x="7.773cm" svg:y="2.4cm">
          <text:p/>
        </draw:rect>
        <draw:frame draw:style-name="gr30" draw:text-style-name="P2" draw:layer="layout" svg:width="18.82cm" svg:height="1.675cm" svg:x="9cm" svg:y="19.2cm">
          <draw:text-box>
            <text:p text:style-name="P2">*行数は回答PDF”以下では、特に剰余群に限って、”の次からの行数</text:p>
            <text:p text:style-name="P2">*剰余のバーは付けていないがついているものとする。</text:p>
          </draw:text-box>
        </draw:frame>
        <draw:frame draw:style-name="gr4" draw:text-style-name="P3" draw:layer="layout" svg:width="3.034cm" svg:height="3.811cm" svg:x="3.739cm" svg:y="4.466cm">
          <draw:text-box>
            <text:p text:style-name="P3">Φ_x:</text:p>
            <text:p text:style-name="P3">0→a_x</text:p>
            <text:p text:style-name="P3">1→b_x</text:p>
            <text:p text:style-name="P3">…</text:p>
            <text:p text:style-name="P3">n-1→c_x</text:p>
          </draw:text-box>
        </draw:frame>
        <draw:frame draw:style-name="gr2" draw:text-style-name="P2" draw:layer="layout" svg:width="4.388cm" svg:height="1.598cm" svg:x="7.785cm" svg:y="2.602cm">
          <draw:text-box>
            <text:p text:style-name="P2">Z/nZ→Z/nZの</text:p>
            <text:p text:style-name="P2">準同型写像達</text:p>
          </draw:text-box>
        </draw:frame>
        <draw:rect draw:style-name="gr5" draw:text-style-name="P1" draw:layer="layout" svg:width="6.6cm" svg:height="8.2cm" svg:x="14.173cm" svg:y="2.8cm">
          <text:p/>
        </draw:rect>
        <draw:frame draw:style-name="gr6" draw:text-style-name="P2" draw:layer="layout" svg:width="5.371cm" svg:height="2.387cm" svg:x="14.385cm" svg:y="2.8cm">
          <draw:text-box>
            <text:p text:style-name="P2">Z/nZ→Z/nZの</text:p>
            <text:p text:style-name="P2">(自己)同型写像達</text:p>
            <text:p text:style-name="P2">→Aut(Z/nZ)</text:p>
          </draw:text-box>
        </draw:frame>
        <draw:rect draw:style-name="gr7" draw:text-style-name="P1" draw:layer="layout" svg:width="12.4cm" svg:height="5.6cm" svg:x="7.973cm" svg:y="5.2cm">
          <text:p/>
        </draw:rect>
        <draw:frame draw:style-name="gr8" draw:text-style-name="P3" draw:layer="layout" svg:width="2.72cm" svg:height="5.235cm" svg:x="10.973cm" svg:y="5.342cm">
          <draw:text-box>
            <text:p text:style-name="P3">Φ_kd:</text:p>
            <text:p text:style-name="P3">0→0</text:p>
            <text:p text:style-name="P3">1→kd</text:p>
            <text:p text:style-name="P3">…</text:p>
            <text:p text:style-name="P3">d→0</text:p>
            <text:p text:style-name="P3">...</text:p>
            <text:p text:style-name="P3">n-1→cd</text:p>
          </draw:text-box>
        </draw:frame>
        <draw:rect draw:style-name="gr9" draw:text-style-name="P1" draw:layer="layout" svg:width="5.6cm" svg:height="5.2cm" svg:x="14.373cm" svg:y="5.4cm">
          <text:p/>
        </draw:rect>
        <draw:frame draw:style-name="gr10" draw:text-style-name="P3" draw:layer="layout" svg:width="2.403cm" svg:height="3.811cm" svg:x="8.253cm" svg:y="5.4cm">
          <draw:text-box>
            <text:p text:style-name="P3">Φ_0:</text:p>
            <text:p text:style-name="P3">0→0</text:p>
            <text:p text:style-name="P3">1→0</text:p>
            <text:p text:style-name="P3">...</text:p>
            <text:p text:style-name="P3">n-1→0</text:p>
          </draw:text-box>
        </draw:frame>
        <draw:frame draw:style-name="gr31" draw:text-style-name="P3" draw:layer="layout" svg:width="2.208cm" svg:height="4.523cm" svg:x="14.585cm" svg:y="5.635cm">
          <draw:text-box>
            <text:p text:style-name="P3">Φ_1:</text:p>
            <text:p text:style-name="P3">0→0</text:p>
            <text:p text:style-name="P3">1→1</text:p>
            <text:p text:style-name="P3">...</text:p>
            <text:p text:style-name="P3">n-1</text:p>
            <text:p text:style-name="P3">→n-1</text:p>
          </draw:text-box>
        </draw:frame>
        <draw:frame draw:style-name="gr12" draw:text-style-name="P2" draw:layer="layout" svg:width="6.027cm" svg:height="2.387cm" svg:x="21.773cm" svg:y="3.125cm">
          <draw:text-box>
            <text:p text:style-name="P2">Φ_k(x)=kxの写像:</text:p>
            <text:p text:style-name="P2">Z/nZではwell-define</text:p>
            <text:p text:style-name="P2">(1-6行目,kはZ/nZ)</text:p>
          </draw:text-box>
        </draw:frame>
        <draw:line draw:style-name="gr13" draw:text-style-name="P1" draw:layer="layout" svg:x1="21.773cm" svg:y1="4cm" svg:x2="20cm" svg:y2="5.2cm">
          <text:p/>
        </draw:line>
        <draw:frame draw:style-name="gr14" draw:text-style-name="P3" draw:layer="layout" svg:width="1.67cm" svg:height="0.963cm" svg:x="12.13cm" svg:y="4cm">
          <draw:text-box>
            <text:p text:style-name="P3">Φ_y</text:p>
          </draw:text-box>
        </draw:frame>
        <draw:line draw:style-name="gr15" draw:text-style-name="P1" draw:layer="layout" svg:x1="12.13cm" svg:y1="4cm" svg:x2="13.8cm" svg:y2="4.963cm">
          <text:p/>
        </draw:line>
        <draw:line draw:style-name="gr15" draw:text-style-name="P1" draw:layer="layout" svg:x1="12.13cm" svg:y1="4.963cm" svg:x2="13.8cm" svg:y2="4.001cm">
          <text:p/>
        </draw:line>
        <draw:line draw:style-name="gr13" draw:text-style-name="P1" draw:layer="layout" svg:x1="14.6cm" svg:y1="2cm" svg:x2="13cm" svg:y2="4.001cm">
          <text:p/>
        </draw:line>
        <draw:frame draw:style-name="gr16" draw:text-style-name="P2" draw:layer="layout" svg:width="6.416cm" svg:height="1.598cm" svg:x="14.6cm" svg:y="0.6cm">
          <draw:text-box>
            <text:p text:style-name="P2">巡回群の準同型は</text:p>
            <text:p text:style-name="P2">Φ_kに限る(7-10行目)</text:p>
          </draw:text-box>
        </draw:frame>
        <draw:frame draw:style-name="gr32" draw:text-style-name="P2" draw:layer="layout" svg:width="6.992cm" svg:height="1.598cm" svg:x="0.6cm" svg:y="9.402cm">
          <draw:text-box>
            <text:p text:style-name="P2">乗法群に対応してないと</text:p>
            <text:p text:style-name="P2">同型でない(11-16行目)</text:p>
          </draw:text-box>
        </draw:frame>
        <draw:line draw:style-name="gr13" draw:text-style-name="P1" draw:layer="layout" svg:x1="7.38cm" svg:y1="10.4cm" svg:x2="8.4cm" svg:y2="9.211cm">
          <text:p/>
        </draw:line>
        <draw:line draw:style-name="gr13" draw:text-style-name="P1" draw:layer="layout" svg:x1="7.38cm" svg:y1="10.4cm" svg:x2="10.973cm" svg:y2="9.4cm">
          <text:p/>
        </draw:line>
        <draw:frame draw:style-name="gr18" draw:text-style-name="P2" draw:layer="layout" svg:width="5.332cm" svg:height="2.233cm" svg:x="21.782cm" svg:y="5.802cm">
          <draw:text-box>
            <text:p text:style-name="P2">乗法群に対応して</text:p>
            <text:p text:style-name="P2">いると自己同型</text:p>
            <text:p text:style-name="P2">(17-18行目)</text:p>
          </draw:text-box>
        </draw:frame>
        <draw:line draw:style-name="gr13" draw:text-style-name="P1" draw:layer="layout" svg:x1="21.782cm" svg:y1="6.6cm" svg:x2="19.4cm" svg:y2="7.8cm">
          <text:p/>
        </draw:line>
        <draw:rect draw:style-name="gr9" draw:text-style-name="P1" draw:layer="layout" svg:width="5.6cm" svg:height="4.6cm" svg:x="14.4cm" svg:y="12.6cm">
          <text:p/>
        </draw:rect>
        <draw:frame draw:style-name="gr31" draw:text-style-name="P3" draw:layer="layout" svg:width="2.792cm" svg:height="4.523cm" svg:x="16.992cm" svg:y="5.677cm">
          <draw:text-box>
            <text:p text:style-name="P3">Φ_k:</text:p>
            <text:p text:style-name="P3">0→0</text:p>
            <text:p text:style-name="P3">1→k</text:p>
            <text:p text:style-name="P3">...</text:p>
            <text:p text:style-name="P3">n-1</text:p>
            <text:p text:style-name="P3">→(n-1)k</text:p>
          </draw:text-box>
        </draw:frame>
        <draw:frame draw:style-name="gr33" draw:text-style-name="P2" draw:layer="layout" svg:width="4.951cm" svg:height="1.675cm" svg:x="14.424cm" svg:y="15.637cm">
          <draw:text-box>
            <text:p text:style-name="P2">（Z/nZ）ｘ</text:p>
            <text:p text:style-name="P2">((1)では(Z/5Z)x)</text:p>
          </draw:text-box>
        </draw:frame>
        <draw:frame draw:style-name="gr21" draw:text-style-name="P3" draw:layer="layout" svg:width="0.853cm" svg:height="0.963cm" svg:x="14.8cm" svg:y="13.837cm">
          <draw:text-box>
            <text:p text:style-name="P3">1</text:p>
          </draw:text-box>
        </draw:frame>
        <draw:frame draw:style-name="gr34" draw:text-style-name="P3" draw:layer="layout" svg:width="0.853cm" svg:height="0.963cm" svg:x="14.801cm" svg:y="13.838cm">
          <draw:text-box>
            <text:p text:style-name="P3">1</text:p>
          </draw:text-box>
        </draw:frame>
        <draw:frame draw:style-name="gr23" draw:text-style-name="P3" draw:layer="layout" svg:width="1.171cm" svg:height="0.963cm" svg:x="17.2cm" svg:y="13.838cm">
          <draw:text-box>
            <text:p text:style-name="P3">k</text:p>
          </draw:text-box>
        </draw:frame>
        <draw:custom-shape draw:style-name="gr24" draw:text-style-name="P1" draw:layer="layout" svg:width="4.6cm" svg:height="1.8cm" svg:x="15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5" draw:text-style-name="P1" draw:layer="layout" svg:x1="17.8cm" svg:y1="13.838cm" svg:x2="18.176cm" svg:y2="10.201cm">
          <text:p/>
        </draw:line>
        <draw:line draw:style-name="gr25" draw:text-style-name="P1" draw:layer="layout" svg:x1="15.2cm" svg:y1="13.837cm" svg:x2="16cm" svg:y2="10.158cm">
          <text:p/>
        </draw:line>
        <draw:line draw:style-name="gr13" draw:text-style-name="P1" draw:layer="layout" svg:x1="21.8cm" svg:y1="12.4cm" svg:x2="18.6cm" svg:y2="11.2cm">
          <text:p/>
        </draw:line>
        <draw:frame draw:style-name="gr26" draw:text-style-name="P3" draw:layer="layout" svg:width="6.23cm" svg:height="5.235cm" svg:x="21.8cm" svg:y="11.367cm">
          <draw:text-box>
            <text:p text:style-name="P3">Ψ:k→Φ_k((Z/nZ)x→</text:p>
            <text:p text:style-name="P3">Aut(Z/nZ))は同型</text:p>
            <text:p text:style-name="P3">(個数が同じで</text:p>
            <text:p text:style-name="P3">単射(生成元で値が</text:p>
            <text:p text:style-name="P3">異なる)なので、命題</text:p>
            <text:p text:style-name="P3">1.1.6より同型)</text:p>
            <text:p text:style-name="P3">(19-21行目)</text:p>
          </draw:text-box>
        </draw:frame>
        <draw:rect draw:style-name="gr9" draw:text-style-name="P1" draw:layer="layout" svg:width="3.992cm" svg:height="1.2cm" svg:x="3.2cm" svg:y="16cm">
          <text:p/>
        </draw:rect>
        <draw:frame draw:style-name="gr35" draw:text-style-name="P2" draw:layer="layout" svg:width="3.792cm" svg:height="0.963cm" svg:x="3.4cm" svg:y="16.237cm">
          <draw:text-box>
            <text:p text:style-name="P2">(1)ではZ/4Z</text:p>
          </draw:text-box>
        </draw:frame>
        <draw:custom-shape draw:style-name="gr24" draw:text-style-name="P1" draw:layer="layout" svg:width="7.208cm" svg:height="1.2cm" svg:x="7.192cm" svg:y="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1" draw:layer="layout" svg:x1="18.6cm" svg:y1="18cm" svg:x2="18cm" svg:y2="17cm">
          <text:p/>
        </draw:line>
        <draw:frame draw:style-name="gr36" draw:text-style-name="P2" draw:layer="layout" svg:width="10.934cm" svg:height="0.963cm" svg:x="17.066cm" svg:y="18cm">
          <draw:text-box>
            <text:p text:style-name="P2">要素4で2,3は(位数4の)生成元になる。</text:p>
          </draw:text-box>
        </draw:frame>
        <draw:line draw:style-name="gr13" draw:text-style-name="P1" draw:layer="layout" svg:x1="7cm" svg:y1="18cm" svg:x2="6.4cm" svg:y2="17cm">
          <text:p/>
        </draw:line>
        <draw:frame draw:style-name="gr36" draw:text-style-name="P2" draw:layer="layout" svg:width="10.934cm" svg:height="0.963cm" svg:x="5.399cm" svg:y="18.037cm">
          <draw:text-box>
            <text:p text:style-name="P2">要素4で1,3は(位数4の)生成元になる。</text:p>
          </draw:text-box>
        </draw:frame>
        <draw:line draw:style-name="gr13" draw:text-style-name="P1" draw:layer="layout" svg:x1="9cm" svg:y1="15cm" svg:x2="9.4cm" svg:y2="16.2cm">
          <text:p/>
        </draw:line>
        <draw:frame draw:style-name="gr37" draw:text-style-name="P2" draw:layer="layout" svg:width="11.45cm" svg:height="2.31cm" svg:x="2.35cm" svg:y="12.6cm">
          <draw:text-box>
            <text:p text:style-name="P2">同型(回答では直接同型写像を見つけた)</text:p>
            <text:p text:style-name="P2"><text:span text:style-name="T1">(1)</text:span><text:span text:style-name="T1">では巡回群なので</text:span>演習2.5.1より、</text:p>
            <text:p text:style-name="P2">互いに準同型写像を持ち、同型になる。</text:p>
          </draw:text-box>
        </draw:frame>
        <draw:line draw:style-name="gr13" draw:text-style-name="P1" draw:layer="layout" svg:x1="2.6cm" svg:y1="19.4cm" svg:x2="3.6cm" svg:y2="17.2cm">
          <text:p/>
        </draw:line>
        <draw:frame draw:style-name="gr38" draw:text-style-name="P2" draw:layer="layout" svg:width="7.42cm" svg:height="0.963cm" svg:x="0.18cm" svg:y="19.4cm">
          <draw:text-box>
            <text:p text:style-name="P2">推移律でAut(Z/nZ)と同型</text:p>
          </draw:text-box>
        </draw:frame>
        <draw:frame draw:style-name="gr28" draw:layer="layout" svg:width="1.035cm" svg:height="0.963cm" svg:x="15.965cm" svg:y="13.839cm">
          <draw:text-box>
            <text:p>...</text:p>
          </draw:text-box>
        </draw:frame>
        <draw:frame draw:style-name="gr28" draw:layer="layout" svg:width="1.035cm" svg:height="0.963cm" svg:x="18.565cm" svg:y="13.838cm">
          <draw:text-box>
            <text:p>...</text:p>
          </draw:text-box>
        </draw:frame>
        <presentation:notes draw:style-name="dp2">
          <draw:page-thumbnail draw:style-name="gr2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10T06:14:47.32</meta:creation-date>
    <meta:editing-duration>PT2H21M3S</meta:editing-duration>
    <meta:editing-cycles>30</meta:editing-cycles>
    <dc:date>2022-07-10T19:47:40.68</dc:date>
    <meta:generator>OpenOffice/4.1.6$Win32 OpenOffice.org_project/416m1$Build-9790</meta:generator>
    <meta:print-date>2022-07-10T07:33:09.03</meta:print-date>
    <meta:document-statistic meta:object-count="113"/>
  </office:meta>
</office:document-meta>
</file>